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580000019B3BA2D9CCA35A0583.png" manifest:media-type="image/png"/>
  <manifest:file-entry manifest:full-path="Pictures/10000201000000E1000000E16A50D2B170AAAC35.png" manifest:media-type="image/png"/>
  <manifest:file-entry manifest:full-path="Pictures/100002010000044400000252A5C95E224FAC5C1E.png" manifest:media-type="image/png"/>
  <manifest:file-entry manifest:full-path="Pictures/100002010000020000000200C231CFBF5548C922.png" manifest:media-type="image/png"/>
  <manifest:file-entry manifest:full-path="Pictures/100002010000020000000200B04E96DA79CC2264.png" manifest:media-type="image/png"/>
  <manifest:file-entry manifest:full-path="Pictures/10000201000000C8000000C879B480142506320A.png" manifest:media-type="image/png"/>
  <manifest:file-entry manifest:full-path="Pictures/1000020100000273000002D04287C650C3F10ED0.png" manifest:media-type="image/png"/>
  <manifest:file-entry manifest:full-path="Pictures/10000201000000C8000000C89593EC7712CBCD3F.png" manifest:media-type="image/png"/>
  <manifest:file-entry manifest:full-path="Pictures/1000000000000556000003000C83E5A2B2029005.png" manifest:media-type="image/png"/>
  <manifest:file-entry manifest:full-path="Pictures/10000201000000E1000000E14A44576C90DCAE95.png" manifest:media-type="image/png"/>
  <manifest:file-entry manifest:full-path="Pictures/10000201000002000000020053CEAA57894FC761.png" manifest:media-type="image/png"/>
  <manifest:file-entry manifest:full-path="Pictures/10000201000001C2000001484A969E8F3062ADFE.png" manifest:media-type="image/png"/>
  <manifest:file-entry manifest:full-path="Pictures/1000020100000D0600000C10A445398F4ED4BE74.png" manifest:media-type="image/png"/>
  <manifest:file-entry manifest:full-path="Pictures/10000201000000CA000000F9F474EEA24AD4FC8B.png" manifest:media-type="image/png"/>
  <manifest:file-entry manifest:full-path="Pictures/100002010000020000000200E7EC5642E59CC8F8.png" manifest:media-type="image/png"/>
  <manifest:file-entry manifest:full-path="Pictures/100002010000020000000200805335D04CBD6904.png" manifest:media-type="image/png"/>
  <manifest:file-entry manifest:full-path="Pictures/10000201000000E1000000E1D8D386B06C0EC74F.png" manifest:media-type="image/png"/>
  <manifest:file-entry manifest:full-path="Pictures/10000201000000E1000000E15BEC6D4276DDC15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graphic-properties draw:fill-hatch-solid="false"/>
      <style:drawing-page-properties presentation:background-visible="false" presentation:background-objects-visible="false" draw:fill="solid" draw:fill-color="#ffffff" draw:opacity="0%"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cm" svg:stroke-color="#0066b3" draw:marker-start-width="0.5cm" draw:marker-end-width="0.5cm" draw:fill="none" draw:textarea-horizontal-align="justify" draw:textarea-vertical-align="middle" draw:auto-grow-height="false" fo:min-height="6.396cm" fo:min-width="11.028cm" fo:padding-top="0.175cm" fo:padding-bottom="0.175cm" fo:padding-left="0.3cm" fo:padding-right="0.3cm" fo:wrap-option="no-wrap"/>
    </style:style>
    <style:style style:name="gr2"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marker-start="Arrow" draw:marker-end="Arrow" draw:textarea-vertical-align="middle"/>
    </style:style>
    <style:style style:name="gr4" style:family="graphic" style:parent-style-name="objectwithoutfill">
      <style:graphic-properties svg:stroke-color="#808080" draw:marker-start="Arrow" draw:marker-end="Arrow" draw:fill="none" draw:textarea-vertical-align="middle"/>
    </style:style>
    <style:style style:name="gr5" style:family="graphic" style:parent-style-name="standard">
      <style:graphic-properties draw:marker-end="Arrow" draw:textarea-vertical-align="middle"/>
    </style:style>
    <style:style style:name="gr6" style:family="graphic" style:parent-style-name="standard">
      <style:graphic-properties draw:textarea-vertical-align="middle"/>
    </style:style>
    <style:style style:name="gr7" style:family="graphic" style:parent-style-name="standard">
      <style:graphic-properties draw:stroke="none" draw:fill="solid" draw:fill-color="#ffffff" fo:min-height="0.712cm"/>
    </style:style>
    <style:style style:name="gr8" style:family="graphic" style:parent-style-name="standard">
      <style:graphic-properties svg:stroke-color="#808080" draw:marker-end="Arrow" draw:textarea-vertical-align="middle"/>
    </style:style>
    <style:style style:name="gr9" style:family="graphic">
      <style:graphic-properties style:protect="size"/>
    </style:style>
    <style:style style:name="pr1" style:family="presentation" style:parent-style-name="DNA-notes">
      <style:graphic-properties draw:fill-color="#ffffff" draw:auto-grow-height="true" fo:min-height="1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ab-stops/>
      </style:paragraph-properties>
    </style:style>
    <style:style style:name="P4" style:family="paragraph">
      <loext:graphic-properties draw:fill="solid" draw:fill-color="#ffffff"/>
      <style:paragraph-properties fo:text-align="center">
        <style:tab-stops/>
      </style:paragraph-properties>
    </style:style>
    <style:style style:name="P5"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NA" presentation:presentation-page-layout-name="AL1T0">
        <office:forms form:automatic-focus="false" form:apply-design-mode="false"/>
        <draw:custom-shape draw:style-name="gr1" draw:text-style-name="P1" draw:layer="layout" svg:width="17.8cm" svg:height="10.4cm" svg:x="4.4cm" svg:y="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1" xml:id="id16" draw:id="id16" draw:layer="layout" svg:width="1.853cm" svg:height="1.853cm" svg:x="1cm" svg:y="4.247cm">
          <draw:image xlink:href="Pictures/10000201000000C8000000C89593EC7712CBCD3F.png" xlink:type="simple" xlink:show="embed" xlink:actuate="onLoad">
            <text:p/>
          </draw:image>
        </draw:frame>
        <draw:frame draw:style-name="gr2" draw:text-style-name="P1" xml:id="id6" draw:id="id6" draw:layer="layout" svg:width="1.853cm" svg:height="1.853cm" svg:x="1.047cm" svg:y="9.047cm">
          <draw:image xlink:href="Pictures/10000201000000C8000000C879B480142506320A.png" xlink:type="simple" xlink:show="embed" xlink:actuate="onLoad">
            <text:p/>
          </draw:image>
        </draw:frame>
        <draw:frame draw:style-name="gr2" draw:text-style-name="P1" xml:id="id8" draw:id="id8" draw:layer="layout" svg:width="1.846cm" svg:height="1.846cm" svg:x="5.636cm" svg:y="7.089cm">
          <draw:image xlink:href="Pictures/100002010000020000000200B04E96DA79CC2264.png" xlink:type="simple" xlink:show="embed" xlink:actuate="onLoad">
            <text:p/>
          </draw:image>
        </draw:frame>
        <draw:frame draw:style-name="gr2" draw:text-style-name="P1" xml:id="id3" draw:id="id3" draw:layer="layout" svg:width="1.3cm" svg:height="1.3cm" svg:x="21.012cm" svg:y="4.4cm">
          <draw:image xlink:href="Pictures/100002010000020000000200C231CFBF5548C922.png" xlink:type="simple" xlink:show="embed" xlink:actuate="onLoad">
            <text:p/>
          </draw:image>
        </draw:frame>
        <draw:frame draw:style-name="gr2" draw:text-style-name="P1" xml:id="id4" draw:id="id4" draw:layer="layout" svg:width="1.3cm" svg:height="1.3cm" svg:x="20.912cm" svg:y="6.6cm">
          <draw:image xlink:href="Pictures/100002010000020000000200C231CFBF5548C922.png" xlink:type="simple" xlink:show="embed" xlink:actuate="onLoad">
            <text:p/>
          </draw:image>
        </draw:frame>
        <draw:frame draw:style-name="gr2" draw:text-style-name="P1" xml:id="id1" draw:id="id1" draw:layer="layout" svg:width="1.3cm" svg:height="1.3cm" svg:x="20.512cm" svg:y="8.9cm">
          <draw:image xlink:href="Pictures/100002010000020000000200C231CFBF5548C922.png" xlink:type="simple" xlink:show="embed" xlink:actuate="onLoad">
            <text:p/>
          </draw:image>
        </draw:frame>
        <draw:frame draw:style-name="gr2" draw:text-style-name="P1" xml:id="id2" draw:id="id2" draw:layer="layout" svg:width="2.046cm" svg:height="2.046cm" svg:x="24.577cm" svg:y="6.4cm">
          <draw:image xlink:href="Pictures/100002010000020000000200B04E96DA79CC2264.png" xlink:type="simple" xlink:show="embed" xlink:actuate="onLoad">
            <text:p/>
          </draw:image>
        </draw:frame>
        <draw:frame draw:style-name="gr2" draw:text-style-name="P1" xml:id="id5" draw:id="id5" draw:layer="layout" svg:width="1.641cm" svg:height="0.893cm" svg:x="24.782cm" svg:y="6.802cm">
          <draw:image xlink:href="Pictures/100002010000044400000252A5C95E224FAC5C1E.png" xlink:type="simple" xlink:show="embed" xlink:actuate="onLoad">
            <text:p/>
          </draw:image>
        </draw:frame>
        <draw:frame draw:style-name="gr2" draw:text-style-name="P1" draw:layer="layout" svg:width="0.648cm" svg:height="0.6cm" svg:x="25.977cm" svg:y="7.946cm">
          <draw:image xlink:href="Pictures/1000020100000D0600000C10A445398F4ED4BE74.png" xlink:type="simple" xlink:show="embed" xlink:actuate="onLoad">
            <text:p/>
          </draw:image>
        </draw:frame>
        <draw:frame draw:style-name="gr2" draw:text-style-name="P1" draw:layer="layout" svg:width="1.103cm" svg:height="1.103cm" svg:x="23.1cm" svg:y="4.597cm">
          <draw:image xlink:href="Pictures/10000201000000E1000000E14A44576C90DCAE95.png" xlink:type="simple" xlink:show="embed" xlink:actuate="onLoad">
            <text:p/>
          </draw:image>
        </draw:frame>
        <draw:frame draw:style-name="gr2" draw:text-style-name="P1" xml:id="id9" draw:id="id9" draw:layer="layout" svg:width="2.744cm" svg:height="2cm" svg:x="8.533cm" svg:y="7.009cm">
          <draw:image xlink:href="Pictures/10000201000001C2000001484A969E8F3062ADFE.png" xlink:type="simple" xlink:show="embed" xlink:actuate="onLoad">
            <text:p/>
          </draw:image>
        </draw:frame>
        <draw:frame draw:style-name="gr2" draw:text-style-name="P1" draw:layer="layout" svg:width="1cm" svg:height="1cm" svg:x="23.302cm" svg:y="9.102cm">
          <draw:image xlink:href="Pictures/10000201000002000000020053CEAA57894FC761.png" xlink:type="simple" xlink:show="embed" xlink:actuate="onLoad">
            <text:p/>
          </draw:image>
        </draw:frame>
        <draw:frame draw:style-name="gr2" draw:text-style-name="P1" draw:layer="layout" svg:width="0.923cm" svg:height="0.923cm" svg:x="23.001cm" svg:y="6.901cm">
          <draw:image xlink:href="Pictures/100002010000020000000200E7EC5642E59CC8F8.png" xlink:type="simple" xlink:show="embed" xlink:actuate="onLoad">
            <text:p/>
          </draw:image>
        </draw:frame>
        <draw:connector draw:style-name="gr3" draw:text-style-name="P2" draw:layer="layout" svg:x1="21.812cm" svg:y1="9.55cm" svg:x2="25.6cm" svg:y2="8.446cm" draw:start-shape="id1" draw:start-glue-point="1" draw:end-shape="id2" draw:end-glue-point="2" svg:d="M21812 9550h3788v-1104" svg:viewBox="0 0 3789 1105">
          <text:p/>
        </draw:connector>
        <draw:connector draw:style-name="gr3" draw:text-style-name="P2" draw:layer="layout" svg:x1="22.312cm" svg:y1="5.05cm" svg:x2="25.6cm" svg:y2="6.4cm" draw:start-shape="id3" draw:start-glue-point="1" draw:end-shape="id2" draw:end-glue-point="0" svg:d="M22312 5050h3288v1350" svg:viewBox="0 0 3289 1351">
          <text:p/>
        </draw:connector>
        <draw:connector draw:style-name="gr3" draw:text-style-name="P2" draw:layer="layout" svg:x1="22.212cm" svg:y1="7.25cm" svg:x2="24.782cm" svg:y2="7.248cm" draw:start-shape="id4" draw:start-glue-point="1" draw:end-shape="id5" svg:d="M22212 7250h1285v-2h1285" svg:viewBox="0 0 2571 3">
          <text:p/>
        </draw:connector>
        <draw:frame draw:style-name="gr2" draw:text-style-name="P1" xml:id="id7" draw:id="id7" draw:layer="layout" svg:width="1.6cm" svg:height="1.6cm" svg:x="5.8cm" svg:y="11.9cm">
          <draw:image xlink:href="Pictures/100002010000020000000200805335D04CBD6904.png" xlink:type="simple" xlink:show="embed" xlink:actuate="onLoad">
            <text:p/>
          </draw:image>
        </draw:frame>
        <draw:connector draw:style-name="gr3" draw:text-style-name="P2" draw:layer="layout" svg:x1="1.973cm" svg:y1="10.9cm" svg:x2="5.8cm" svg:y2="12.7cm" draw:start-shape="id6" draw:start-glue-point="2" draw:end-shape="id7" draw:end-glue-point="3" svg:d="M1973 10900v1800h3827" svg:viewBox="0 0 3828 1801">
          <text:p/>
        </draw:connector>
        <draw:connector draw:style-name="gr3" draw:text-style-name="P2" draw:layer="layout" svg:x1="7.482cm" svg:y1="8.012cm" svg:x2="8.533cm" svg:y2="8.009cm" draw:start-shape="id8" draw:start-glue-point="1" draw:end-shape="id9" svg:d="M7482 8012h526v-3h525" svg:viewBox="0 0 1052 4">
          <text:p/>
        </draw:connector>
        <draw:frame draw:style-name="gr2" draw:text-style-name="P1" xml:id="id12" draw:id="id12" draw:layer="layout" svg:width="1.568cm" svg:height="1.8cm" svg:x="18.4cm" svg:y="7.3cm">
          <draw:image xlink:href="Pictures/1000020100000273000002D04287C650C3F10ED0.png" xlink:type="simple" xlink:show="embed" xlink:actuate="onLoad">
            <text:p/>
          </draw:image>
        </draw:frame>
        <draw:frame draw:style-name="gr2" draw:text-style-name="P1" xml:id="id11" draw:id="id11" draw:layer="layout" svg:width="1.45cm" svg:height="1.787cm" svg:x="14.831cm" svg:y="7.127cm">
          <draw:image xlink:href="Pictures/10000201000000CA000000F9F474EEA24AD4FC8B.png" xlink:type="simple" xlink:show="embed" xlink:actuate="onLoad">
            <text:p/>
          </draw:image>
        </draw:frame>
        <draw:frame draw:style-name="gr2" draw:text-style-name="P1" xml:id="id10" draw:id="id10" draw:layer="layout" svg:width="1.3cm" svg:height="1.3cm" svg:x="12.308cm" svg:y="7.359cm">
          <draw:image xlink:href="Pictures/100002010000020000000200C231CFBF5548C922.png" xlink:type="simple" xlink:show="embed" xlink:actuate="onLoad">
            <text:p/>
          </draw:image>
        </draw:frame>
        <draw:frame draw:style-name="gr2" draw:text-style-name="P1" xml:id="id15" draw:id="id15" draw:layer="layout" svg:width="1.3cm" svg:height="1.3cm" svg:x="16.547cm" svg:y="4.877cm">
          <draw:image xlink:href="Pictures/100002010000020000000200C231CFBF5548C922.png" xlink:type="simple" xlink:show="embed" xlink:actuate="onLoad">
            <text:p/>
          </draw:image>
        </draw:frame>
        <draw:connector draw:style-name="gr3" draw:text-style-name="P2" draw:layer="layout" svg:x1="11.277cm" svg:y1="8.009cm" svg:x2="12.308cm" svg:y2="8.009cm" draw:start-shape="id9" draw:start-glue-point="1" draw:end-shape="id10" draw:end-glue-point="3" svg:d="M11277 8009h1031" svg:viewBox="0 0 1032 1">
          <text:p/>
        </draw:connector>
        <draw:connector draw:style-name="gr3" draw:text-style-name="P2" draw:layer="layout" svg:x1="13.608cm" svg:y1="8.009cm" svg:x2="14.831cm" svg:y2="8.02cm" draw:start-shape="id10" draw:start-glue-point="1" draw:end-shape="id11" draw:end-glue-point="3" svg:d="M13608 8009h612v11h611" svg:viewBox="0 0 1224 12">
          <text:p/>
        </draw:connector>
        <draw:connector draw:style-name="gr3" draw:text-style-name="P2" draw:layer="layout" svg:x1="19.184cm" svg:y1="9.1cm" svg:x2="18.098cm" svg:y2="10.387cm" draw:start-shape="id12" draw:start-glue-point="2" draw:end-shape="id13" draw:end-glue-point="1" svg:d="M19184 9100v1287h-1086" svg:viewBox="0 0 1087 1288">
          <text:p/>
        </draw:connector>
        <draw:connector draw:style-name="gr3" draw:text-style-name="P2" draw:layer="layout" svg:x1="16.582cm" svg:y1="10.38cm" svg:x2="14.831cm" svg:y2="8.02cm" draw:start-shape="id13" draw:start-glue-point="3" draw:end-shape="id11" svg:d="M16582 10380h-2252v-2360h501" svg:viewBox="0 0 2253 2361">
          <text:p/>
        </draw:connector>
        <draw:frame draw:style-name="gr2" draw:text-style-name="P1" draw:layer="layout" svg:width="0.707cm" svg:height="0.707cm" svg:x="16.993cm" svg:y="10.893cm">
          <draw:image xlink:href="Pictures/10000201000000E1000000E1D8D386B06C0EC74F.png" xlink:type="simple" xlink:show="embed" xlink:actuate="onLoad">
            <text:p/>
          </draw:image>
        </draw:frame>
        <draw:frame draw:style-name="gr2" draw:text-style-name="P1" xml:id="id14" draw:id="id14" draw:layer="layout" svg:width="1.2cm" svg:height="1.2cm" svg:x="12cm" svg:y="11cm">
          <draw:image xlink:href="Pictures/10000201000000E1000000E15BEC6D4276DDC155.png" xlink:type="simple" xlink:show="embed" xlink:actuate="onLoad">
            <text:p/>
          </draw:image>
        </draw:frame>
        <draw:line draw:style-name="gr4" draw:text-style-name="P1" draw:layer="layout" svg:x1="12.6cm" svg:y1="11cm" svg:x2="15cm" svg:y2="8.914cm">
          <text:p/>
        </draw:line>
        <draw:connector draw:style-name="gr3" draw:text-style-name="P2" draw:layer="layout" svg:x1="7.4cm" svg:y1="12.7cm" svg:x2="12.6cm" svg:y2="12.2cm" draw:start-shape="id7" draw:start-glue-point="1" draw:end-shape="id14" draw:end-glue-point="2" svg:d="M7400 12700h2300v1h2900v-501" svg:viewBox="0 0 5201 502">
          <text:p/>
        </draw:connector>
        <draw:connector draw:style-name="gr3" draw:text-style-name="P2" draw:layer="layout" svg:x1="16.547cm" svg:y1="5.527cm" svg:x2="15.556cm" svg:y2="7.127cm" draw:start-shape="id15" draw:start-glue-point="3" draw:end-shape="id11" draw:end-glue-point="0" svg:d="M16547 5527h-991v1600" svg:viewBox="0 0 992 1601">
          <text:p/>
        </draw:connector>
        <draw:connector draw:style-name="gr3" draw:text-style-name="P2" draw:layer="layout" svg:x1="17.847cm" svg:y1="5.527cm" svg:x2="19.184cm" svg:y2="7.3cm" draw:start-shape="id15" draw:start-glue-point="1" draw:end-shape="id12" draw:end-glue-point="0" svg:d="M17847 5527h1337v1773" svg:viewBox="0 0 1338 1774">
          <text:p/>
        </draw:connector>
        <draw:frame draw:style-name="gr2" draw:text-style-name="P1" xml:id="id17" draw:id="id17" draw:layer="layout" svg:width="1.6cm" svg:height="1.6cm" svg:x="3cm" svg:y="7.2cm">
          <draw:image xlink:href="Pictures/10000201000000E1000000E16A50D2B170AAAC35.png" xlink:type="simple" xlink:show="embed" xlink:actuate="onLoad">
            <text:p/>
          </draw:image>
        </draw:frame>
        <draw:connector draw:style-name="gr5" draw:text-style-name="P2" draw:layer="layout" svg:x1="2.853cm" svg:y1="5.173cm" svg:x2="3.8cm" svg:y2="7.2cm" draw:start-shape="id16" draw:start-glue-point="1" draw:end-shape="id17" svg:d="M2853 5173h947v2027" svg:viewBox="0 0 948 2028">
          <text:p/>
        </draw:connector>
        <draw:connector draw:style-name="gr3" draw:text-style-name="P2" draw:layer="layout" svg:x1="4.6cm" svg:y1="8cm" svg:x2="5.636cm" svg:y2="8.012cm" draw:start-shape="id17" draw:start-glue-point="1" draw:end-shape="id8" draw:end-glue-point="3" svg:d="M4600 8000h518v12h518" svg:viewBox="0 0 1037 13">
          <text:p/>
        </draw:connector>
        <draw:connector draw:style-name="gr6" draw:text-style-name="P2" draw:layer="layout" svg:x1="19.968cm" svg:y1="8.2cm" svg:x2="21.162cm" svg:y2="8.9cm" draw:start-shape="id12" draw:start-glue-point="1" draw:end-shape="id1" svg:d="M19968 8200h1194v700" svg:viewBox="0 0 1195 701">
          <text:p/>
        </draw:connector>
        <draw:connector draw:style-name="gr5" draw:text-style-name="P2" draw:layer="layout" draw:line-skew="-0.09cm" svg:x1="21.012cm" svg:y1="5.05cm" svg:x2="19.968cm" svg:y2="8.2cm" draw:start-shape="id3" draw:start-glue-point="3" draw:end-shape="id12" draw:end-glue-point="1" svg:d="M21012 5050h-612v3150h-432" svg:viewBox="0 0 1045 3151">
          <text:p/>
        </draw:connector>
        <draw:connector draw:style-name="gr6" draw:text-style-name="P2" draw:layer="layout" draw:line-skew="-0.04cm" svg:x1="20.912cm" svg:y1="7.25cm" svg:x2="19.968cm" svg:y2="8.2cm" draw:start-shape="id4" draw:start-glue-point="3" draw:end-shape="id12" draw:end-glue-point="1" svg:d="M20912 7250h-512v950h-432" svg:viewBox="0 0 945 951">
          <text:p/>
        </draw:connector>
        <draw:frame draw:style-name="gr7" draw:text-style-name="P4" draw:layer="layout" svg:width="10.107cm" svg:height="0.962cm" svg:x="8.3cm" svg:y="0.8cm">
          <draw:text-box>
            <text:p text:style-name="P3">Modelo Conceptual de la Solución</text:p>
          </draw:text-box>
        </draw:frame>
        <draw:frame draw:style-name="gr2" draw:text-style-name="P1" xml:id="id13" draw:id="id13" draw:layer="layout" svg:width="1.516cm" svg:height="1.026cm" draw:transform="rotate (-0.00453785605518522) translate (16.584cm 9.867cm)">
          <draw:image xlink:href="Pictures/10000201000002580000019B3BA2D9CCA35A0583.png" xlink:type="simple" xlink:show="embed" xlink:actuate="onLoad">
            <text:p/>
          </draw:image>
        </draw:frame>
        <draw:connector draw:style-name="gr8" draw:text-style-name="P2" draw:layer="layout" svg:x1="2.9cm" svg:y1="9.973cm" svg:x2="3.8cm" svg:y2="8.8cm" draw:start-shape="id6" draw:start-glue-point="1" draw:end-shape="id17" svg:d="M2900 9973h900v-1173" svg:viewBox="0 0 901 1174">
          <text:p/>
        </draw:connector>
        <presentation:notes draw:style-name="dp2">
          <draw:page-thumbnail draw:style-name="gr9" draw:layer="layout" svg:width="17cm" svg:height="9.56cm" svg:x="2cm" svg:y="2.5cm" draw:page-number="1" presentation:class="page"/>
          <draw:frame presentation:style-name="pr1"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draw:frame draw:style-name="Mgr3" draw:text-style-name="MP5" draw:layer="backgroundobjects" svg:width="28.016cm" svg:height="15.75cm" svg:x="0cm" svg:y="0cm">
        <draw:image xlink:href="Pictures/1000000000000556000003000C83E5A2B2029005.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úmero&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30T13:47:16.836709965</meta:creation-date>
    <meta:editing-duration>PT10M38S</meta:editing-duration>
    <meta:editing-cycles>4</meta:editing-cycles>
    <meta:generator>LibreOffice/6.0.7.3$Linux_X86_64 LibreOffice_project/00m0$Build-3</meta:generator>
    <dc:title>DNA</dc:title>
    <dc:date>2019-09-17T16:51:18.237828261</dc:date>
    <meta:document-statistic meta:object-count="67"/>
  </office:meta>
</office:document-meta>
</file>